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-asian="Arial Unicode MS"/>
    </style:style>
    <style:style style:name="P13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4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16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17" style:family="paragraph" style:parent-style-name="Standard" style:list-style-name="WW8Num1">
      <style:text-properties style:font-name="Arial" fo:font-size="11pt" fo:font-weight="bold" style:font-size-asian="11pt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style:font-name-asian="Arial Unicode MS"/>
    </style:style>
    <style:style style:name="P27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28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29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Wingdings" fo:font-size="11pt" fo:font-weight="bold" style:font-size-asian="11pt" style:font-weight-asian="bold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locaadr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  <text:user-field-decl office:value-type="string" office:string-value="0" text:name="dossierep_anonymiser"/>
        <text:user-field-decl office:value-type="string" office:string-value="" text:name="nonrespectsanctionep93_rgpassage"/>
      </text:user-field-decls>
      <text:p text:style-name="P29">FICHE SYNTHETIQUE</text:p>
      <text:p text:style-name="P1"/>
      <text:p text:style-name="P1"/>
      <text:section text:style-name="Sect1" text:name="SectionAnonymisee" text:condition="ooow:dossierep_anonymiser EQ &quot;1&quot;" text:display="condition">
        <text:p text:style-name="Standard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  <text:p text:style-name="P1"/>
        <text:p text:style-name="P1">Adresse : <text:tab/></text:p>
        <text:p text:style-name="P5"><text:user-field-get text:name="adresse_numvoie"/> <text:s/><text:user-field-get text:name="adresse_typevoie"/> <text:user-field-get text:name="adresse_nomvoie"/><text:user-field-get text:name="adresse_codepos"/></text:p>
        <text:p text:style-name="P5"><text:user-field-get text:name="adresse_compladr"/></text:p>
        <text:p text:style-name="P11"><text:span text:style-name="T3"><text:user-field-get text:name="adresse_codepos"/></text:span><text:span text:style-name="T3"> </text:span><text:span text:style-name="T3"><text:user-field-get text:name="adresse_locaadr"/></text:span></text:p>
        <text:p text:style-name="P1"/>
        <text:p text:style-name="P1">Date de naissance :<text:span text:style-name="T10"> </text:span><text:span text:style-name="T10"><text:user-field-get text:name="personne_dtnai"/></text:span></text:p>
      </text:section>
      <text:p text:style-name="P1"/>
      <text:p text:style-name="P1">Situation familiale :<text:span text:style-name="T10"> </text:span><text:span text:style-name="T10"><text:user-field-get text:name="foyer_sitfam"/></text:span></text:p>
      <text:p text:style-name="P1"/>
      <text:p text:style-name="P1">Inscrit au RSA depuis : </text:p>
      <text:p text:style-name="P1"/>
      <text:p text:style-name="P1">N° allocataire :<text:span text:style-name="T10"> </text:span><text:span text:style-name="T10"><text:user-field-get text:name="dossier_matricule"/></text:span></text:p>
      <text:p text:style-name="P1"/>
      <text:p text:style-name="P1">Service référent :<text:span text:style-name="T10"> </text:span><text:span text:style-name="T10"><text:user-field-get text:name="serviceinstructeur_lib_service"/></text:span></text:p>
      <text:p text:style-name="P1"/>
      <text:p text:style-name="P1">Date d’orientation :<text:span text:style-name="T10"> </text:span><text:span text:style-name="T10"><text:user-field-get text:name="orientstruct_date_valid"/></text:span></text:p>
      <text:p text:style-name="P1"/>
      <text:p text:style-name="Standard"><text:span text:style-name="T1">Inscrit à Pôle Emploi :<text:tab/></text:span><text:span text:style-name="T4"><text:user-field-get text:name="historiqueetatpe_inscritpe"/></text:span></text:p>
      <text:p text:style-name="P5"/>
      <text:p text:style-name="P5">Origine</text:p>
      <text:p text:style-name="P5"/>
      <text:p text:style-name="P5">rang passage</text:p>
      <text:p text:style-name="P5"><text:user-field-get text:name="nonrespectsanctionep93_rgpassage"/></text:p>
      <text:p text:style-name="P1"/>
      <text:p text:style-name="Standard"><text:span text:style-name="T1">Connu du service social :<text:tab/>OUI<text:tab/></text:span><text:span text:style-name="T6"></text:span><text:span text:style-name="T1"><text:tab/><text:tab/>NON<text:tab/></text:span><text:span text:style-name="T6"></text:span></text:p>
      <text:p text:style-name="P1"/>
      <text:p text:style-name="Standard"><text:span text:style-name="T1">Relance suite à <text:tab/><text:tab/></text:span><text:span text:style-name="T6">o</text:span><text:span text:style-name="T1"> <text:s/>signalement CAF</text:span></text:p>
      <text:p text:style-name="Standard"><text:span text:style-name="T1"><text:tab/><text:tab/><text:tab/><text:tab/></text:span><text:span text:style-name="T6">o</text:span><text:span text:style-name="T1"> <text:s/>signalement service de suivi</text:span></text:p>
      <text:p text:style-name="Standard"><text:span text:style-name="T1"><text:tab/><text:tab/><text:tab/><text:tab/></text:span><text:span text:style-name="T6"></text:span><text:span text:style-name="T1"> <text:s/>référence RSA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2">Date de relance</text:p>
            <text:p text:style-name="P7"/>
          </table:table-cell>
          <table:table-cell table:style-name="Tableau1.B1" office:value-type="string">
            <text:p text:style-name="P8"/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1">1</text:span><text:span text:style-name="T7">ère</text:span><text:span text:style-name="T1"> Convocation EP</text:span></text:p>
            <text:p text:style-name="P9"/>
          </table:table-cell>
          <table:table-cell table:style-name="Tableau1.B1" office:value-type="string">
            <text:p text:style-name="P8"/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2">2</text:span><text:span text:style-name="T8">ème</text:span><text:span text:style-name="T2"> Convocation EP</text:span></text:p>
          </table:table-cell>
          <table:table-cell table:style-name="Tableau1.B1" office:value-type="string">
            <text:p text:style-name="P8"/>
            <text:p text:style-name="P4"/>
          </table:table-cell>
        </table:table-row>
      </table:table>
      <text:p text:style-name="Standard"/>
      <text:p text:style-name="P1"/>
      <text:p text:style-name="P1"/>
      <text:h text:style-name="Heading_20_1" text:outline-level="1">COMPTE-RENDU DE LA SITUATION DE L’ALLOCATAIRE</text:h>
      <text:p text:style-name="P1"/>
      <text:p text:style-name="Standard"><text:span text:style-name="T1">Relances effectuées par le service référent : <text:tab/>OUI<text:tab/></text:span><text:span text:style-name="T6"></text:span><text:span text:style-name="T1"><text:tab/><text:tab/>NON<text:tab/></text:span><text:span text:style-name="T6"></text:span><text:span text:style-name="T1"> </text:span></text:p>
      <text:p text:style-name="P1">Si oui, préciser les dates des courriers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1</text:span><text:span text:style-name="T9">er</text:span><text:span text:style-name="T5"> PASSAGE</text:span></text:p>
      <text:p text:style-name="P1"/>
      <text:p text:style-name="Standard"><text:span text:style-name="T5">AVIS DE L’EQUIPE PLURIDISCIPLINAIRE</text:span><text:span text:style-name="T1"> - REUNION DU </text:span></text:p>
      <text:p text:style-name="P1"/>
      <text:list xml:id="list33583862" text:style-name="WW8Num1">
        <text:list-item>
          <text:p text:style-name="P17">Réduction de l’allocation RSA de 100 €</text:p>
        </text:list-item>
        <text:list-item>
          <text:p text:style-name="P17">Report de la décision pour complément d’informations</text:p>
        </text:list-item>
        <text:list-item>
          <text:p text:style-name="P17">Délai supplémentaire d’un mois pour contacter le service référent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33658287" text:continue-numbering="true" text:style-name="WW8Num1">
        <text:list-item>
          <text:p text:style-name="P17">Réduction de l’allocation RSA de 100 €</text:p>
        </text:list-item>
        <text:list-item>
          <text:p text:style-name="P17">Report de la décision pour complément d’informations</text:p>
        </text:list-item>
        <text:list-item>
          <text:p text:style-name="P17">Délai supplémentaire d’un mois pour contacter le service référent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>Le Directeur Général Adjoint</text:p>
      <text:p text:style-name="P13">Etienne Champion</text:p>
      <text:p text:style-name="P1"/>
      <text:p text:style-name="P1"/>
      <text:p text:style-name="P1"/>
      <text:p text:style-name="P1"/>
      <text:p text:style-name="P1"><text:soft-page-break/></text:p>
      <text:p text:style-name="P1">Courrier à l’allocataire le :</text:p>
      <text:p text:style-name="P1"/>
      <text:p text:style-name="P1">Courrier à la CAF le :</text:p>
      <text:p text:style-name="P1"/>
      <text:p text:style-name="P3"><text:tab/>1/2</text:p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2</text:span><text:span text:style-name="T9">ème</text:span><text:span text:style-name="T5"> PASSAGE</text:span></text:p>
      <text:p text:style-name="P6"/>
      <text:p text:style-name="Standard"><text:span text:style-name="T5">AVIS DE L’EQUIPE PLURIDISCIPLINAIRE</text:span><text:span text:style-name="T1"> - REUNION DU </text:span></text:p>
      <text:p text:style-name="P1"/>
      <text:list xml:id="list33668034" text:continue-numbering="true" text:style-name="WW8Num1">
        <text:list-item>
          <text:p text:style-name="P17">Suspension totale de l’allocation RSA</text:p>
        </text:list-item>
        <text:list-item>
          <text:p text:style-name="P17">Suspension partielle de l’allocation RSA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33645483" text:continue-numbering="true" text:style-name="WW8Num1">
        <text:list-item>
          <text:p text:style-name="P17">Suspension totale de l’allocation RSA</text:p>
        </text:list-item>
        <text:list-item>
          <text:p text:style-name="P17">Suspension partielle de l’allocation RSA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>Le Directeur Général Adjoint</text:p>
      <text:p text:style-name="P13">Etienne Champion</text:p>
      <text:p text:style-name="P1"/>
      <text:p text:style-name="P1"/>
      <text:p text:style-name="P1"/>
      <text:p text:style-name="P1"/>
      <text:p text:style-name="P1">Courrier à l’allocataire le :</text:p>
      <text:p text:style-name="P1"><text:soft-page-break/></text:p>
      <text:p text:style-name="P1">Courrier à la CAF le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1-11-23T13:53:22.11</dc:date>
    <dc:creator>Julien Mille</dc:creator>
    <meta:editing-duration>PT00H36M13S</meta:editing-duration>
    <meta:editing-cycles>22</meta:editing-cycles>
    <meta:generator>OpenOffice.org/3.2$Win32 OpenOffice.org_project/320m12$Build-9483</meta:generator>
    <meta:document-statistic meta:table-count="1" meta:image-count="0" meta:object-count="0" meta:page-count="4" meta:paragraph-count="73" meta:word-count="338" meta:character-count="2060"/>
  </office:meta>
</office:document-meta>
</file>